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Roboto Condensed" svg:font-family="'Roboto Condensed'"/>
    <style:font-face style:name="Ubuntu1" svg:font-family="Ubuntu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Roboto Condensed1" svg:font-family="'Roboto Condensed'" style:font-pitch="variable"/>
    <style:font-face style:name="Segoe UI1" svg:font-family="'Segoe UI'" style:font-pitch="variable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_20_1" svg:stroke-width="0.053cm" svg:stroke-color="#ce0033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 style:list-style-name="L1">
      <style:graphic-properties draw:stroke="none" svg:stroke-width="0cm" draw:fill="solid" draw:fill-color="#eeeeee" draw:textarea-vertical-align="top" draw:auto-grow-height="false" draw:fit-to-size="false" style:shrink-to-fit="false" fo:min-height="7.351cm" fo:min-width="12.281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3d466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ce003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svg:stroke-color="#ffffd7" draw:fill-color="#ffffff" draw:textarea-horizontal-align="justify" draw:textarea-vertical-align="top" draw:auto-grow-height="false" fo:min-height="7.25cm" fo:min-width="14.298cm"/>
      <style:paragraph-properties style:writing-mode="lr-tb"/>
    </style:style>
    <style:style style:name="gr7" style:family="graphic" style:parent-style-name="standard">
      <style:graphic-properties svg:stroke-color="#ffffd7" draw:fill-color="#ffffff" draw:textarea-horizontal-align="justify" draw:textarea-vertical-align="top" draw:auto-grow-height="false" fo:min-height="7.642cm" fo:min-width="14.242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ffffd7" draw:fill-color="#ffffff" draw:textarea-horizontal-align="justify" draw:textarea-vertical-align="top" draw:auto-grow-height="false" fo:min-height="6.25cm" fo:min-width="14.242cm"/>
      <style:paragraph-properties style:writing-mode="lr-tb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margin-left="1.27cm" fo:margin-right="0cm" fo:margin-top="0cm" fo:margin-bottom="0cm" fo:line-height="100%" fo:text-align="justify" fo:text-indent="-1.269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3d466c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ce0033"/>
      <style:paragraph-properties fo:text-align="center" style:font-independent-line-spacing="true"/>
      <style:text-properties fo:font-size="14pt"/>
    </style:style>
    <style:style style:name="P8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2pt" fo:letter-spacing="normal" fo:language="fr" fo:country="FR" fo:font-style="italic" style:text-underline-style="none" fo:font-weight="normal" style:font-name-asian="Roboto Condensed" style:font-size-asian="12pt" style:font-style-asian="italic" style:font-weight-asian="normal" style:font-name-complex="Roboto Condensed" style:font-size-complex="12pt" style:font-style-complex="italic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2pt" fo:letter-spacing="normal" fo:language="fr" fo:country="FR" fo:font-style="normal" style:text-underline-style="none" fo:font-weight="normal" style:font-name-asian="Roboto Condensed" style:font-size-asian="12pt" style:font-style-asian="normal" style:font-weight-asian="normal" style:font-name-complex="Roboto Condensed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Roboto Condensed" fo:font-size="16pt" fo:letter-spacing="normal" fo:language="fr" fo:country="FR" fo:font-style="italic" style:text-underline-style="none" fo:font-weight="bold" style:font-name-asian="Roboto Condensed" style:font-size-asian="16pt" style:font-style-asian="italic" style:font-weight-asian="bold" style:font-name-complex="Roboto Condensed" style:font-size-complex="16pt" style:font-style-complex="italic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 Condensed" fo:font-size="14pt" fo:letter-spacing="normal" fo:language="fr" fo:country="FR" fo:font-style="italic" style:text-underline-style="none" fo:font-weight="bold" style:font-name-asian="Roboto Condensed" style:font-size-asian="14pt" style:font-style-asian="italic" style:font-weight-asian="bold" style:font-name-complex="Roboto Condense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5;p13" draw:style-name="gr1" draw:text-style-name="P1" draw:layer="layout" svg:width="14.742cm" svg:height="20.892cm" svg:x="0.05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4" draw:layer="layout" svg:width="12.788cm" svg:height="7.858cm" svg:x="1.326cm" svg:y="2.587cm">
          <text:p text:style-name="P2"><text:span text:style-name="T1">QU’EST-CE QUE J’AI FAIT DEPUIS VENDREDI ?</text:span></text:p>
          <text:p text:style-name="P3"><text:span text:style-name="T2"/></text:p>
          <text:p text:style-name="P3"><text:span text:style-name="T2">J’ai <text:s/></text:span></text:p>
          <text:p text:style-name="P3"><text:span text:style-name="T2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6" draw:layer="layout" svg:width="2.322cm" svg:height="0.797cm" svg:x="0.76cm" svg:y="1.988cm">
          <text:p text:style-name="P5"><text:span text:style-name="T4">#1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60;p13" draw:style-name="gr4" draw:text-style-name="P7" draw:layer="layout" svg:width="9.177cm" svg:height="0.968cm" svg:x="3.09cm" svg:y="0.409cm">
          <text:p text:style-name="P5"><text:span text:style-name="T5">RÉFLEXION ET SYNTHÈSE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61;p13" draw:style-name="gr5" draw:text-style-name="P9" draw:layer="layout" svg:width="12.788cm" svg:height="7.6cm" svg:x="1.408cm" svg:y="11.7cm">
          <text:p text:style-name="P2"><text:span text:style-name="T1">QU’EST-CE QUE J’AI APPRIS DEPUIS VENDREDI ?</text:span></text:p>
          <text:p text:style-name="P3"><text:span text:style-name="T2">à compléter…..</text:span></text:p>
          <text:p text:style-name="P3"><text:span text:style-name="T2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4" draw:text-style-name="P7" draw:layer="layout" svg:width="2.322cm" svg:height="0.797cm" svg:x="0.842cm" svg:y="11.206cm">
          <text:p text:style-name="P5"><text:span text:style-name="T4">#2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6" draw:text-style-name="P11" draw:layer="layout" svg:width="14.798cm" svg:height="7.5cm" svg:x="0.054cm" svg:y="3.5cm">
          <text:p text:style-name="P10">- Début de codage d’un P.o.C. d’analyse d’image<text:line-break/>sous la forme d’un site web alliant l’HTML et le<text:line-break/>CSS.<text:line-break/>- Design sur Figma d’un proto pour montrer<text:line-break/>de façon visuel un potentiel design de la page web.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4.742cm" svg:height="7.892cm" svg:x="0.054cm" svg:y="13cm">
          <text:p text:style-name="P10">- L’utilisation de Figma<text:line-break/>- Les bases du HTML<text:line-break/>- Les Bases du CSS</text:p>
          <text:p text:style-name="P10">- L’interaction entre l’HTML et le CSS pour la<text:line-break/>création d’une page web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52;g2c60580ea8_0_12:notes" draw:style-name="gr8" draw:layer="layout" svg:width="6.737cm" svg:height="9.524cm" svg:x="6.156cm" svg:y="1.905cm" draw:page-number="1" presentation:class="page"/>
          <draw:frame draw:name="Google Shape;53;g2c60580ea8_0_12:notes" presentation:style-name="pr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63;p13" draw:style-name="gr5" draw:text-style-name="P9" draw:layer="layout" svg:width="12.788cm" svg:height="8.2cm" svg:x="1.326cm" svg:y="11.389cm">
          <text:p text:style-name="P2"><text:span text:style-name="T1">QUE PUIS-JE METTRE EN PLACE POUR PROGRESSER ?</text:span></text:p>
          <text:p text:style-name="P3"><text:span text:style-name="T2">à compléter…..</text:span></text:p>
          <text:p text:style-name="P3"><text:span text:style-name="T2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3" draw:text-style-name="P6" draw:layer="layout" svg:width="2.322cm" svg:height="0.797cm" svg:x="0.76cm" svg:y="10.79cm">
          <text:p text:style-name="P5"><text:span text:style-name="T4">#3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61;p13" draw:style-name="gr5" draw:text-style-name="P9" draw:layer="layout" svg:width="12.788cm" svg:height="7.4cm" svg:x="1.326cm" svg:y="2.203cm">
          <text:p text:style-name="P2"><text:span text:style-name="T1">QUELLE(S) DIFFICULTÉ(S) AIS-JE RENCONTRE ?</text:span></text:p>
          <text:p text:style-name="P3"><text:span text:style-name="T2">à compléter…..</text:span></text:p>
          <text:p text:style-name="P3"><text:span text:style-name="T2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4" draw:text-style-name="P7" draw:layer="layout" svg:width="2.322cm" svg:height="0.797cm" svg:x="0.76cm" svg:y="1.71cm">
          <text:p text:style-name="P5"><text:span text:style-name="T4">#2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9" draw:text-style-name="P11" draw:layer="layout" svg:width="14.742cm" svg:height="6.5cm" svg:x="0cm" svg:y="3.5cm">
          <text:p text:style-name="P10">- En voulant « perfectionner » mon code j’ai<text:line-break/>rencontré un problème de resize et d’overflow<text:line-break/> d’une division fille par rapport à son parent<text:line-break/>que je n’ai pas réussit à régler.<text:line-break/>Ce problème, que je ne comprend toujours pas,</text:p>
          <text:p text:style-name="P10">M’a pris toute l’après-midi de Lundi et une partie <text:line-break/>de la soirée avant que je décide de laisser tomber <text:line-break/>pour le moment et me concentre sur le reste du<text:line-break/>projet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4.742cm" svg:height="7.892cm" svg:x="0.054cm" svg:y="13cm">
          <text:p text:style-name="P10">- Ne pas me concentrer sur une imperfection mineur<text:line-break/>et perdre du temps que j’aurais pu consacrer<text:line-break/>sur une autre partie du projet plus vitale et revenir<text:line-break/>sur le problème plus tard à tête reposée. </text:p>
          <text:p text:style-name="P10"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Roboto Condensed" svg:font-family="'Roboto Condensed'"/>
    <style:font-face style:name="Ubuntu1" svg:font-family="Ubuntu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Roboto Condensed1" svg:font-family="'Roboto Condensed'" style:font-pitch="variable"/>
    <style:font-face style:name="Segoe UI1" svg:font-family="'Segoe UI'" style:font-pitch="variable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52cm" fo:page-height="20.999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" style:page-layout-name="PM1" draw:style-name="Mdp1">
      <draw:frame draw:name="Google Shape;50;p12" presentation:style-name="Mpr1" draw:text-style-name="MP6" draw:layer="backgroundobjects" svg:width="1.542cm" svg:height="1.607cm" svg:x="13.108cm" svg:y="19.039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presentation:style-name="BLANK-title" draw:layer="backgroundobjects" svg:width="13.365cm" svg:height="3.505cm" svg:x="0.742cm" svg:y="0.837cm" presentation:class="title" presentation:placeholder="true">
        <draw:text-box/>
      </draw:frame>
      <draw:frame presentation:style-name="BLANK-outline1" draw:layer="backgroundobjects" svg:width="13.365cm" svg:height="12.178cm" svg:x="0.742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PowerPoint</dc:title>
    <meta:initial-creator>MonOrdiPro</meta:initial-creator>
    <meta:editing-cycles>2</meta:editing-cycles>
    <dc:date>2021-12-07T09:51:25.047000000</dc:date>
    <meta:generator>LibreOffice/7.0.4.2$Windows_X86_64 LibreOffice_project/dcf040e67528d9187c66b2379df5ea4407429775</meta:generator>
    <meta:editing-duration>PT2M12S</meta:editing-duration>
    <meta:document-statistic meta:object-count="37"/>
    <meta:user-defined meta:name="AppVersion">16.0000</meta:user-defined>
    <meta:user-defined meta:name="ContentTypeId">0x0101002EDE436470EBE94480273FFCE01A786E</meta:user-defined>
    <meta:user-defined meta:name="Notes" meta:value-type="float">1</meta:user-defined>
    <meta:user-defined meta:name="PresentationFormat">Custom</meta:user-defined>
    <meta:user-defined meta:name="Slides" meta:value-type="float">2</meta:user-defined>
  </office:meta>
</office:document-meta>
</file>